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weight-asian="bold" style:font-weight-complex="bold"/>
    </style:style>
    <style:style style:name="P3" style:family="paragraph">
      <style:text-properties fo:font-size="18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color="#ff3366" fo:font-size="44pt" style:font-size-asian="44pt" style:font-size-complex="44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color="#aecf00" fo:font-size="48pt" style:font-size-asian="48pt" style:font-size-complex="48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ff3366" fo:font-size="44pt" style:font-size-asian="44pt" style:font-size-complex="44pt"/>
    </style:style>
    <style:style style:name="T5" style:family="text">
      <style:text-properties fo:color="#aecf00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5cm" svg:height="15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5cm" svg:height="14cm" svg:x="2.5cm" svg:y="2.5cm">
          <text:p text:style-name="P1"><text:span text:style-name="T1">Spielfeld</text:span></text:p>
          <text:p text:style-name="P1"><text:span text:style-name="T1">675x480</text:span></text:p>
          <text:p text:style-name="P1"><text:span text:style-name="T1"/></text:p>
          <text:p text:style-name="P1"><text:span text:style-name="T1">magische 1,4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cm" svg:height="14cm" svg:x="22.5cm" svg:y="2.5cm">
          <text:p text:style-name="P1"><text:span text:style-name="T1">Main Menu</text:span></text:p>
          <text:p text:style-name="P1"><text:span text:style-name="T1"/></text:p>
          <text:p text:style-name="P1"><text:span text:style-name="T1">125 x 480</text:span></text:p>
          <text:p text:style-name="P1"><text:span text:style-name="T1"/></text:p>
          <text:p text:style-name="P1"><text:span text:style-name="T1">Ratio</text:span></text:p>
          <text:p text:style-name="P1"><text:span text:style-name="T1">125 / 480 = 0.260416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38cm" svg:height="0.962cm" svg:x="1.262cm" svg:y="17.5cm">
          <draw:text-box>
            <text:p><text:span text:style-name="T2">0 / 0</text:span></text:p>
          </draw:text-box>
        </draw:frame>
        <draw:frame draw:style-name="gr4" draw:text-style-name="P3" draw:layer="layout" svg:width="2.441cm" svg:height="0.962cm" svg:x="1.262cm" svg:y="1.038cm">
          <draw:text-box>
            <text:p><text:span text:style-name="T2">0 / 480</text:span></text:p>
          </draw:text-box>
        </draw:frame>
        <draw:frame draw:style-name="gr4" draw:text-style-name="P3" draw:layer="layout" svg:width="3.144cm" svg:height="0.962cm" svg:x="20.5cm" svg:y="1.038cm">
          <draw:text-box>
            <text:p><text:span text:style-name="T2">675 / 480</text:span></text:p>
          </draw:text-box>
        </draw:frame>
        <draw:frame draw:style-name="gr4" draw:text-style-name="P4" draw:layer="layout" svg:width="30.322cm" svg:height="10.283cm" svg:x="1.517cm" svg:y="18.506cm">
          <draw:text-box>
            <text:p text:style-name="P4"><text:span text:style-name="T3">Spielfeld ist hat Seitenverhältnis von 675x480 und wird sinnvoll skaliert</text:span></text:p>
            <text:p text:style-name="P4"><text:span text:style-name="T3">Menü hat Seitenverhältnis von 125x480 wird sinnvoll skaliert und platziert</text:span></text:p>
            <text:p text:style-name="P4"><text:span text:style-name="T3"><text:tab/></text:span><text:span text:style-name="T3">je nach Seitenverhältnis <text:s/>2 Modi: </text:span></text:p>
            <text:p text:style-name="P4"><text:span text:style-name="T3"><text:tab/></text:span><text:span text:style-name="T3"><text:tab/></text:span><text:span text:style-name="T3">Spacer links/rechts wenn eigentlicher Screen zu breit</text:span></text:p>
            <text:p text:style-name="P4"><text:span text:style-name="T3"><text:tab/></text:span><text:span text:style-name="T3"><text:tab/></text:span><text:span text:style-name="T3">Spacer oben/unten wenn eigentlicher Screen zu hoch</text:span></text:p>
            <text:p text:style-name="P4"><text:span text:style-name="T3"><text:tab/></text:span><text:span text:style-name="T3"><text:tab/></text:span><text:span text:style-name="T3">Android-Ratio entspricht Null-Spacern</text:span></text:p>
            <text:p text:style-name="P4"><text:span text:style-name="T3"/></text:p>
            <text:p text:style-name="P4"><text:span text:style-name="T3">Engine und OpenGL-Drawing-Befehle nutzen Werte von (0..675)x(0..480)</text:span></text:p>
            <text:p text:style-name="P4"><text:span text:style-name="T3">0x0 links unten 675x480 rechts oben (siehe Skizze)</text:span></text:p>
            <text:p text:style-name="P4"><text:span text:style-name="T3">für Debug-Zwecke: spiele in 675x480 Spielfeld (bzw. 800x480 Fenster) und 1.0 entspricht einem Pixel</text:span></text:p>
            <text:p text:style-name="P4"><text:span text:style-name="T3">alle skalierbaren Größenangaben erfolgen als Double im Verhältnis zur so definierten 1.0</text:span></text:p>
            <text:p text:style-name="P4"><text:span text:style-name="T3">Anpassung an die tatsächliche Bildschirmgröße per globale OpenGL-Skalierung – d.h. nicht andauernd an jeden Befehl</text:span></text:p>
            <text:p text:style-name="P4"><text:span text:style-name="T3"/></text:p>
            <text:p text:style-name="P4"><text:span text:style-name="T3">Größen und Orte nach o.g. Definition als Double</text:span></text:p>
            <text:p text:style-name="P4"><text:span text:style-name="T3">Richtungen durch Vector2d (double x, double y) der Länge 1,0</text:span></text:p>
            <text:p text:style-name="P4"><text:span text:style-name="T3">Zeitangaben als Double mit 1,0 als eine Sekunde</text:span></text:p>
          </draw:text-box>
        </draw:frame>
        <draw:frame draw:style-name="gr4" draw:text-style-name="P3" draw:layer="layout" svg:width="2.441cm" svg:height="0.962cm" svg:x="27cm" svg:y="17.538cm">
          <draw:text-box>
            <text:p><text:span text:style-name="T2">800 / 0</text:span></text:p>
          </draw:text-box>
        </draw:frame>
        <draw:frame draw:style-name="gr4" draw:text-style-name="P3" draw:layer="layout" svg:width="3.144cm" svg:height="0.962cm" svg:x="27.059cm" svg:y="1cm">
          <draw:text-box>
            <text:p><text:span text:style-name="T2">800 / 480</text:span></text:p>
          </draw:text-box>
        </draw:frame>
        <draw:frame draw:style-name="gr4" draw:text-style-name="P3" draw:layer="layout" svg:width="2.441cm" svg:height="0.962cm" svg:x="21.059cm" svg:y="17.5cm">
          <draw:text-box>
            <text:p><text:span text:style-name="T2">675 / 0</text:span></text:p>
          </draw:text-box>
        </draw:frame>
        <draw:frame draw:style-name="gr4" draw:text-style-name="P5" draw:layer="layout" svg:width="7.665cm" svg:height="1.987cm" svg:x="8.5cm" svg:y="6cm">
          <draw:text-box>
            <text:p text:style-name="P5"><text:span text:style-name="T4">ANDROID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3cm" svg:height="15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7cm" svg:height="14cm" svg:x="2.5cm" svg:y="2.5cm">
          <text:p text:style-name="P1"><text:span text:style-name="T1">Spielfeld</text:span></text:p>
          <text:p text:style-name="P1"><text:span text:style-name="T1"/></text:p>
          <text:p text:style-name="P1"><text:span text:style-name="T1">magische 1,4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14cm" svg:x="20cm" svg:y="2.5cm">
          <text:p text:style-name="P1"><text:span text:style-name="T1">Main Menu</text:span></text:p>
          <text:p text:style-name="P1"><text:span text:style-name="T1"/></text:p>
          <text:p text:style-name="P1"><text:span text:style-name="T1">204 x 784</text:span></text:p>
          <text:p text:style-name="P1"><text:span text:style-name="T1"/></text:p>
          <text:p text:style-name="P1"><text:span text:style-name="T1">Ratio</text:span></text:p>
          <text:p text:style-name="P1"><text:span text:style-name="T1"><text:s/></text:span><text:span text:style-name="T1">0.2604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1.738cm" svg:height="0.962cm" svg:x="1.262cm" svg:y="17.038cm">
          <draw:text-box>
            <text:p text:style-name="P3"><text:span text:style-name="T2">0 / 0</text:span></text:p>
          </draw:text-box>
        </draw:frame>
        <draw:frame draw:style-name="gr4" draw:text-style-name="P3" draw:layer="layout" svg:width="2.792cm" svg:height="0.962cm" svg:x="1.262cm" svg:y="1.038cm">
          <draw:text-box>
            <text:p text:style-name="P3"><text:span text:style-name="T2">0 / 1050</text:span></text:p>
          </draw:text-box>
        </draw:frame>
        <draw:frame draw:style-name="gr5" draw:text-style-name="P3" draw:layer="layout" svg:width="3.846cm" svg:height="0.962cm" svg:x="17.5cm" svg:y="1cm">
          <draw:text-box>
            <text:p text:style-name="P3"><text:span text:style-name="T2">1476 / 1050</text:span></text:p>
          </draw:text-box>
        </draw:frame>
        <draw:frame draw:style-name="gr4" draw:text-style-name="P3" draw:layer="layout" svg:width="2.792cm" svg:height="0.962cm" svg:x="23.5cm" svg:y="17.038cm">
          <draw:text-box>
            <text:p text:style-name="P3"><text:span text:style-name="T2">1680 / 0</text:span></text:p>
          </draw:text-box>
        </draw:frame>
        <draw:frame draw:style-name="gr4" draw:text-style-name="P3" draw:layer="layout" svg:width="3.846cm" svg:height="0.962cm" svg:x="23.154cm" svg:y="1cm">
          <draw:text-box>
            <text:p text:style-name="P3"><text:span text:style-name="T2">1680 / 1050</text:span></text:p>
          </draw:text-box>
        </draw:frame>
        <draw:frame draw:style-name="gr6" draw:text-style-name="P3" draw:layer="layout" svg:width="2.792cm" svg:height="1cm" svg:x="18cm" svg:y="17cm">
          <draw:text-box>
            <text:p text:style-name="P3"><text:span text:style-name="T2">1476 / 0</text:span></text:p>
          </draw:text-box>
        </draw:frame>
        <draw:frame draw:style-name="gr4" draw:text-style-name="P5" draw:layer="layout" svg:width="5.336cm" svg:height="1.987cm" svg:x="8.164cm" svg:y="6cm">
          <draw:text-box>
            <text:p text:style-name="P5"><text:span text:style-name="T4">16 - 10</text:span></text:p>
          </draw:text-box>
        </draw:frame>
        <draw:custom-shape draw:style-name="gr7" draw:text-style-name="P2" draw:layer="layout" svg:width="4.5cm" svg:height="3.5cm" svg:x="20cm" svg:y="13cm">
          <text:p text:style-name="P6"><text:span text:style-name="T1">PLATZ</text:span></text:p>
          <text:p text:style-name="P6"><text:span text:style-name="T1">133 px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5cm" svg:height="3.5cm" svg:x="20cm" svg:y="2.5cm">
          <text:p text:style-name="P6"><text:span text:style-name="T1">PLATZ</text:span></text:p>
          <text:p text:style-name="P6"><text:span text:style-name="T1">133 px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23cm" svg:height="15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7cm" svg:height="14cm" svg:x="2.5cm" svg:y="2.5cm">
          <text:p text:style-name="P6"><text:span text:style-name="T1">Spielfeld</text:span></text:p>
          <text:p text:style-name="P6"><text:span text:style-name="T1">1518x1080</text:span></text:p>
          <text:p text:style-name="P6"><text:span text:style-name="T1"/></text:p>
          <text:p text:style-name="P6"><text:span text:style-name="T1">magische 1,4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14cm" svg:x="22cm" svg:y="2.5cm">
          <text:p text:style-name="P6"><text:span text:style-name="T1">Main Menu</text:span></text:p>
          <text:p text:style-name="P6"><text:span text:style-name="T1"/></text:p>
          <text:p text:style-name="P6"><text:span text:style-name="T1">281 x 1080</text:span></text:p>
          <text:p text:style-name="P6"><text:span text:style-name="T1"/></text:p>
          <text:p text:style-name="P6"><text:span text:style-name="T1">Ratio</text:span></text:p>
          <text:p text:style-name="P6"><text:span text:style-name="T1"><text:s/></text:span><text:span text:style-name="T1">0.2604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1.738cm" svg:height="0.962cm" svg:x="1.262cm" svg:y="17.038cm">
          <draw:text-box>
            <text:p text:style-name="P3"><text:span text:style-name="T2">0 / 0</text:span></text:p>
          </draw:text-box>
        </draw:frame>
        <draw:frame draw:style-name="gr4" draw:text-style-name="P3" draw:layer="layout" svg:width="2.792cm" svg:height="0.962cm" svg:x="1.262cm" svg:y="1.038cm">
          <draw:text-box>
            <text:p text:style-name="P3"><text:span text:style-name="T2">0 / 1080</text:span></text:p>
          </draw:text-box>
        </draw:frame>
        <draw:frame draw:style-name="gr5" draw:text-style-name="P3" draw:layer="layout" svg:width="3.846cm" svg:height="0.962cm" svg:x="17.5cm" svg:y="1cm">
          <draw:text-box>
            <text:p text:style-name="P3"><text:span text:style-name="T2">1518 / 1080</text:span></text:p>
          </draw:text-box>
        </draw:frame>
        <draw:frame draw:style-name="gr4" draw:text-style-name="P3" draw:layer="layout" svg:width="2.792cm" svg:height="0.962cm" svg:x="23.5cm" svg:y="17.038cm">
          <draw:text-box>
            <text:p text:style-name="P3"><text:span text:style-name="T2">1680 / 0</text:span></text:p>
          </draw:text-box>
        </draw:frame>
        <draw:frame draw:style-name="gr4" draw:text-style-name="P3" draw:layer="layout" svg:width="3.846cm" svg:height="0.962cm" svg:x="23.154cm" svg:y="1cm">
          <draw:text-box>
            <text:p text:style-name="P3"><text:span text:style-name="T2">1920 / 1080</text:span></text:p>
          </draw:text-box>
        </draw:frame>
        <draw:frame draw:style-name="gr6" draw:text-style-name="P3" draw:layer="layout" svg:width="2.792cm" svg:height="1cm" svg:x="18cm" svg:y="17cm">
          <draw:text-box>
            <text:p text:style-name="P3"><text:span text:style-name="T2">1518 / 0</text:span></text:p>
          </draw:text-box>
        </draw:frame>
        <draw:frame draw:style-name="gr4" draw:text-style-name="P5" draw:layer="layout" svg:width="4.473cm" svg:height="1.987cm" svg:x="8.164cm" svg:y="6cm">
          <draw:text-box>
            <text:p text:style-name="P5"><text:span text:style-name="T4">16 - 9</text:span></text:p>
          </draw:text-box>
        </draw:frame>
        <draw:custom-shape draw:style-name="gr7" draw:text-style-name="P2" draw:layer="layout" svg:width="2cm" svg:height="14cm" svg:x="19.5cm" svg:y="2.5cm">
          <text:p text:style-name="P6"><text:span text:style-name="T1">PLATZ</text:span></text:p>
          <text:p text:style-name="P6"><text:span text:style-name="T1">121 px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20.5cm" svg:height="17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1.738cm" svg:height="0.962cm" svg:x="1.262cm" svg:y="19.5cm">
          <draw:text-box>
            <text:p text:style-name="P3"><text:span text:style-name="T2">0 / 0</text:span></text:p>
          </draw:text-box>
        </draw:frame>
        <draw:frame draw:style-name="gr4" draw:text-style-name="P3" draw:layer="layout" svg:width="2.441cm" svg:height="0.962cm" svg:x="1.262cm" svg:y="1.038cm">
          <draw:text-box>
            <text:p text:style-name="P3"><text:span text:style-name="T2">0 / 600</text:span></text:p>
          </draw:text-box>
        </draw:frame>
        <draw:frame draw:style-name="gr4" draw:text-style-name="P3" draw:layer="layout" svg:width="2.441cm" svg:height="0.962cm" svg:x="21.059cm" svg:y="19.538cm">
          <draw:text-box>
            <text:p text:style-name="P3"><text:span text:style-name="T2">800 / 0</text:span></text:p>
          </draw:text-box>
        </draw:frame>
        <draw:frame draw:style-name="gr4" draw:text-style-name="P3" draw:layer="layout" svg:width="3.144cm" svg:height="0.962cm" svg:x="20.856cm" svg:y="1cm">
          <draw:text-box>
            <text:p text:style-name="P3"><text:span text:style-name="T2">800 / 600</text:span></text:p>
          </draw:text-box>
        </draw:frame>
        <draw:custom-shape draw:style-name="gr7" draw:text-style-name="P2" draw:layer="layout" svg:width="19.5cm" svg:height="4.5cm" svg:x="2.5cm" svg:y="14cm">
          <text:p text:style-name="P6"><text:span text:style-name="T1">PLATZ</text:span></text:p>
          <text:p text:style-name="P6"><text:span text:style-name="T1">120 p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5cm" svg:height="11cm" svg:x="2.5cm" svg:y="2.5cm">
          <text:p text:style-name="P1"><text:span text:style-name="T1">Spielfeld</text:span></text:p>
          <text:p text:style-name="P1"><text:span text:style-name="T1">675x480</text:span></text:p>
          <text:p text:style-name="P1"><text:span text:style-name="T1"/></text:p>
          <text:p text:style-name="P1"><text:span text:style-name="T1">magische 1,4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11cm" svg:x="17.5cm" svg:y="2.5cm">
          <text:p text:style-name="P1"><text:span text:style-name="T1">Main Menu</text:span></text:p>
          <text:p text:style-name="P1"><text:span text:style-name="T1"/></text:p>
          <text:p text:style-name="P1"><text:span text:style-name="T1">125 x 480</text:span></text:p>
          <text:p text:style-name="P1"><text:span text:style-name="T1"/></text:p>
          <text:p text:style-name="P1"><text:span text:style-name="T1">Ratio</text:span></text:p>
          <text:p text:style-name="P1"><text:span text:style-name="T1">125 / 480 = 0.260416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609cm" svg:height="1.987cm" svg:x="7.891cm" svg:y="4.5cm">
          <draw:text-box>
            <text:p text:style-name="P5"><text:span text:style-name="T4">4 - 3</text:span></text:p>
          </draw:text-box>
        </draw:frame>
        <draw:frame draw:style-name="gr4" draw:text-style-name="P7" draw:layer="layout" svg:width="17.871cm" svg:height="2.143cm" svg:x="2.5cm" svg:y="4.5cm">
          <draw:text-box>
            <text:p text:style-name="P7"><text:span text:style-name="T5">DRAFT / not suppor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Nagel</meta:initial-creator>
    <meta:creation-date>2010-09-08T19:20:17</meta:creation-date>
    <dc:date>2010-09-09T16:48:17</dc:date>
    <dc:creator>Michael Nagel</dc:creator>
    <meta:editing-duration>PT01H02M38S</meta:editing-duration>
    <meta:editing-cycles>8</meta:editing-cycles>
    <meta:generator>OpenOffice.org/3.2$Linux OpenOffice.org_project/320m12$Build-9483</meta:generator>
    <meta:document-statistic meta:object-count="44"/>
  </office:meta>
</office:document-meta>
</file>